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EDCC6"/>
    </style:style>
    <style:style style:name="ce3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FAA61A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tes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number-columns-repeated="16368" table:default-cell-style-name="ce1"/>
        <table:table-row table:style-name="ro1">
          <table:table-cell office:value-type="string" table:style-name="ce2">
            <text:p>75train-25 RBF</text:p>
          </table:table-cell>
          <table:table-cell office:value-type="string" table:style-name="ce2">
            <text:p>50train-50 RBF</text:p>
          </table:table-cell>
          <table:table-cell office:value-type="string" table:style-name="ce2">
            <text:p>25train-75 RBF</text:p>
          </table:table-cell>
          <table:table-cell office:value-type="string" table:style-name="ce3">
            <text:p>RBF</text:p>
          </table:table-cell>
          <table:table-cell office:value-type="string" table:style-name="ce2">
            <text:p>75train-25 poly</text:p>
          </table:table-cell>
          <table:table-cell office:value-type="string" table:style-name="ce2">
            <text:p>50train-50 poly</text:p>
          </table:table-cell>
          <table:table-cell office:value-type="string" table:style-name="ce2">
            <text:p>25train-75 poly</text:p>
          </table:table-cell>
          <table:table-cell office:value-type="string" table:style-name="ce3">
            <text:p>POLY</text:p>
          </table:table-cell>
          <table:table-cell office:value-type="string" table:style-name="ce2">
            <text:p>75train-25 linear1</text:p>
          </table:table-cell>
          <table:table-cell office:value-type="string" table:style-name="ce2">
            <text:p>50train-50 linear1</text:p>
          </table:table-cell>
          <table:table-cell office:value-type="string" table:style-name="ce2">
            <text:p>25train-75 linear1</text:p>
          </table:table-cell>
          <table:table-cell office:value-type="string" table:style-name="ce3">
            <text:p>LINEAR 1</text:p>
          </table:table-cell>
          <table:table-cell office:value-type="string" table:style-name="ce2">
            <text:p>75train-25 linear2</text:p>
          </table:table-cell>
          <table:table-cell office:value-type="string" table:style-name="ce2">
            <text:p>50train-50 linear2</text:p>
          </table:table-cell>
          <table:table-cell office:value-type="string" table:style-name="ce2">
            <text:p>25train-75 linear2</text:p>
          </table:table-cell>
          <table:table-cell office:value-type="string" table:style-name="ce3">
            <text:p>LINEAR 2</text:p>
          </table:table-cell>
          <table:table-cell table:number-columns-repeated="12" table:style-name="ce1"/>
          <table:table-cell office:value-type="string" table:style-name="ce1">
            <text:p>RBF</text:p>
          </table:table-cell>
          <table:table-cell office:value-type="string" table:style-name="ce1">
            <text:p>POLY</text:p>
          </table:table-cell>
          <table:table-cell office:value-type="string" table:style-name="ce1">
            <text:p>LINEAR 1</text:p>
          </table:table-cell>
          <table:table-cell office:value-type="string" table:style-name="ce1">
            <text:p>LINEAR2</text:p>
          </table:table-cell>
          <table:table-cell table:number-columns-repeated="16352"/>
        </table:table-row>
        <table:table-row table:style-name="ro1">
          <table:table-cell office:value-type="float" office:value="86.206896551699998" table:style-name="ce1">
            <text:p>86,20689655</text:p>
          </table:table-cell>
          <table:table-cell office:value-type="float" office:value="77.586206896600004" table:style-name="ce1">
            <text:p>77,5862069</text:p>
          </table:table-cell>
          <table:table-cell office:value-type="float" office:value="73.563218390800003" table:style-name="ce1">
            <text:p>73,56321839</text:p>
          </table:table-cell>
          <table:table-cell office:value-type="string" table:style-name="ce4">
            <text:p>TAILLE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3.563218390800003" table:style-name="ce1">
            <text:p>73,56321839</text:p>
          </table:table-cell>
          <table:table-cell office:value-type="string" table:style-name="ce4">
            <text:p>TAILLE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86.206896551699998" table:style-name="ce1">
            <text:p>86,20689655</text:p>
          </table:table-cell>
          <table:table-cell office:value-type="string" table:style-name="ce4">
            <text:p>TAILLE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7.816091954000001" table:style-name="ce1">
            <text:p>67,81609195</text:p>
          </table:table-cell>
          <table:table-cell office:value-type="string" table:style-name="ce4">
            <text:p>TAILLE</text:p>
          </table:table-cell>
          <table:table-cell table:style-name="ce1"/>
          <table:table-cell table:number-columns-repeated="11" table:style-name="ce1"/>
          <table:table-cell office:value-type="float" office:value="86.206896551699998" table:style-name="ce1">
            <text:p>86,20689655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86.206896551699998" table:style-name="ce1">
            <text:p>86,20689655</text:p>
          </table:table-cell>
          <table:table-cell office:value-type="float" office:value="82.758620689699995" table:style-name="ce1">
            <text:p>82,75862069</text:p>
          </table:table-cell>
          <table:table-cell table:number-columns-repeated="16352"/>
        </table:table-row>
        <table:table-row table:style-name="ro1">
          <table:table-cell office:value-type="float" office:value="86.206896551699998" table:style-name="ce1">
            <text:p>86,20689655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3.563218390800003" table:style-name="ce1">
            <text:p>73,56321839</text:p>
          </table:table-cell>
          <table:table-cell office:value-type="float" office:value="53040" table:style-name="ce4">
            <text:p>53040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3.563218390800003" table:style-name="ce1">
            <text:p>73,56321839</text:p>
          </table:table-cell>
          <table:table-cell office:value-type="float" office:value="3825" table:style-name="ce4">
            <text:p>3825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82.758620689699995" table:style-name="ce1">
            <text:p>82,75862069</text:p>
          </table:table-cell>
          <table:table-cell office:value-type="string" table:style-name="ce4">
            <text:p>2295-3304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6.666666666699996" table:style-name="ce1">
            <text:p>66,66666667</text:p>
          </table:table-cell>
          <table:table-cell office:value-type="string" table:style-name="ce4">
            <text:p>3307-3315</text:p>
          </table:table-cell>
          <table:table-cell table:number-columns-repeated="12" table:style-name="ce1"/>
          <table:table-cell office:value-type="float" office:value="86.206896551699998" table:style-name="ce1">
            <text:p>86,20689655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table:number-columns-repeated="16352"/>
        </table:table-row>
        <table:table-row table:style-name="ro1">
          <table:table-cell office:value-type="float" office:value="86.206896551699998" table:style-name="ce1">
            <text:p>86,20689655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string" table:style-name="ce4">
            <text:p>MAX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3.563218390800003" table:style-name="ce1">
            <text:p>73,56321839</text:p>
          </table:table-cell>
          <table:table-cell office:value-type="string" table:style-name="ce4">
            <text:p>MAX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82.758620689699995" table:style-name="ce1">
            <text:p>82,75862069</text:p>
          </table:table-cell>
          <table:table-cell office:value-type="string" table:style-name="ce4">
            <text:p>MAX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6.666666666699996" table:style-name="ce1">
            <text:p>66,66666667</text:p>
          </table:table-cell>
          <table:table-cell office:value-type="string" table:style-name="ce4">
            <text:p>MAX</text:p>
          </table:table-cell>
          <table:table-cell table:number-columns-repeated="12" table:style-name="ce1"/>
          <table:table-cell office:value-type="float" office:value="86.206896551699998" table:style-name="ce1">
            <text:p>86,20689655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table:number-columns-repeated="16352"/>
        </table:table-row>
        <table:table-row table:style-name="ro1">
          <table:table-cell office:value-type="float" office:value="86.206896551699998" table:style-name="ce1">
            <text:p>86,20689655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1.264367816100005" table:style-name="ce1">
            <text:p>71,26436782</text:p>
          </table:table-cell>
          <table:table-cell office:value-type="float" office:value="86.206896551699998" table:formula="of:=MAX([.A2:.C53041])" table:style-name="ce4">
            <text:p>86,20689655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82.758620689699995" table:formula="of:=MAX([.E2:.G53041])" table:style-name="ce4">
            <text:p>82,75862069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86.206896551699998" table:formula="of:=MAX([.I2:.K53041])" table:style-name="ce4">
            <text:p>86,20689655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82.758620689699995" table:formula="of:=MAX([.M2:.O53041])" table:style-name="ce4">
            <text:p>82,75862069</text:p>
          </table:table-cell>
          <table:table-cell table:number-columns-repeated="12" table:style-name="ce1"/>
          <table:table-cell office:value-type="float" office:value="86.206896551699998" table:style-name="ce1">
            <text:p>86,20689655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table:number-columns-repeated="16352"/>
        </table:table-row>
        <table:table-row table:style-name="ro1"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1.264367816100005" table:style-name="ce1">
            <text:p>71,26436782</text:p>
          </table:table-cell>
          <table:table-cell office:value-type="string" table:style-name="ce4">
            <text:p>MIN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0.114942528699999" table:style-name="ce1">
            <text:p>70,11494253</text:p>
          </table:table-cell>
          <table:table-cell office:value-type="string" table:style-name="ce4">
            <text:p>MIN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table-cell office:value-type="string" table:style-name="ce4">
            <text:p>MIN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5.517241379300003" table:style-name="ce1">
            <text:p>65,51724138</text:p>
          </table:table-cell>
          <table:table-cell office:value-type="string" table:style-name="ce4">
            <text:p>MIN</text:p>
          </table:table-cell>
          <table:table-cell table:number-columns-repeated="12" table:style-name="ce1"/>
          <table:table-cell office:value-type="float" office:value="82.758620689699995" table:style-name="ce1">
            <text:p>82,75862069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table:number-columns-repeated="16352"/>
        </table:table-row>
        <table:table-row table:style-name="ro1">
          <table:table-cell office:value-type="float" office:value="82.758620689699995" table:style-name="ce1">
            <text:p>82,75862069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1.264367816100005" table:style-name="ce1">
            <text:p>71,26436782</text:p>
          </table:table-cell>
          <table:table-cell office:value-type="float" office:value="17.241379310300001" table:formula="of:=MIN([.A2:.C53041])" table:style-name="ce4">
            <text:p>17,24137931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0.114942528699999" table:style-name="ce1">
            <text:p>70,11494253</text:p>
          </table:table-cell>
          <table:table-cell office:value-type="float" office:value="24.137931034499999" table:formula="of:=MIN([.E2:.G53041])" table:style-name="ce4">
            <text:p>24,13793103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24.137931034499999" table:formula="of:=MIN([.I2:.K53041])" table:style-name="ce4">
            <text:p>24,1379310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4.367816091999998" table:style-name="ce1">
            <text:p>64,36781609</text:p>
          </table:table-cell>
          <table:table-cell office:value-type="float" office:value="24.137931034499999" table:formula="of:=MIN([.M2:.O53041])" table:style-name="ce4">
            <text:p>24,13793103</text:p>
          </table:table-cell>
          <table:table-cell table:number-columns-repeated="12" table:style-name="ce1"/>
          <table:table-cell office:value-type="float" office:value="82.758620689699995" table:style-name="ce1">
            <text:p>82,75862069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table:number-columns-repeated="16352"/>
        </table:table-row>
        <table:table-row table:style-name="ro1">
          <table:table-cell office:value-type="float" office:value="82.758620689699995" table:style-name="ce1">
            <text:p>82,75862069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1.264367816100005" table:style-name="ce1">
            <text:p>71,26436782</text:p>
          </table:table-cell>
          <table:table-cell office:value-type="string" table:style-name="ce4">
            <text:p>MOYENNE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0.114942528699999" table:style-name="ce1">
            <text:p>70,11494253</text:p>
          </table:table-cell>
          <table:table-cell office:value-type="string" table:style-name="ce4">
            <text:p>MOYENNE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table-cell office:value-type="string" table:style-name="ce4">
            <text:p>MOYENNE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4.367816091999998" table:style-name="ce1">
            <text:p>64,36781609</text:p>
          </table:table-cell>
          <table:table-cell office:value-type="string" table:style-name="ce4">
            <text:p>MOYENNE</text:p>
          </table:table-cell>
          <table:table-cell table:number-columns-repeated="12" table:style-name="ce1"/>
          <table:table-cell office:value-type="float" office:value="82.758620689699995" table:style-name="ce1">
            <text:p>82,75862069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table:number-columns-repeated="16352"/>
        </table:table-row>
        <table:table-row table:style-name="ro1">
          <table:table-cell office:value-type="float" office:value="82.758620689699995" table:style-name="ce1">
            <text:p>82,75862069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1.264367816100005" table:style-name="ce1">
            <text:p>71,26436782</text:p>
          </table:table-cell>
          <table:table-cell office:value-type="float" office:value="49.965637153732082" table:formula="of:=AVERAGE([.A2:.C53041])" table:style-name="ce4">
            <text:p>49,96563715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office:value-type="float" office:value="51.985976510653465" table:formula="of:=AVERAGE([.E2:.G53041])" table:style-name="ce4">
            <text:p>51,98597651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53.988843556429067" table:formula="of:=AVERAGE([.I2:.K53041])" table:style-name="ce4">
            <text:p>53,98884356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4.367816091999998" table:style-name="ce1">
            <text:p>64,36781609</text:p>
          </table:table-cell>
          <table:table-cell office:value-type="float" office:value="51.705804036693856" table:formula="of:=AVERAGE([.M2:.O53041])" table:style-name="ce4">
            <text:p>51,70580404</text:p>
          </table:table-cell>
          <table:table-cell table:number-columns-repeated="12" table:style-name="ce1"/>
          <table:table-cell office:value-type="float" office:value="82.758620689699995" table:style-name="ce1">
            <text:p>82,75862069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2.758620689699995" table:style-name="ce1">
            <text:p>82,75862069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82.758620689699995" table:style-name="ce1">
            <text:p>82,75862069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1.264367816100005" table:style-name="ce1">
            <text:p>71,26436782</text:p>
          </table:table-cell>
          <table:table-cell office:value-type="string" table:number-columns-spanned="1" table:number-rows-spanned="4" table:style-name="ce5">
            <text:p>nb valeur au dessus de 80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office:value-type="string" table:number-columns-spanned="1" table:number-rows-spanned="4" table:style-name="ce5">
            <text:p>nb valeur au dessus de 80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table-cell office:value-type="string" table:number-columns-spanned="1" table:number-rows-spanned="4" table:style-name="ce5">
            <text:p>nb valeur au dessus de 80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4.367816091999998" table:style-name="ce1">
            <text:p>64,36781609</text:p>
          </table:table-cell>
          <table:table-cell office:value-type="string" table:number-columns-spanned="1" table:number-rows-spanned="4" table:style-name="ce5">
            <text:p>nb valeur au dessus de 80</text:p>
          </table:table-cell>
          <table:table-cell table:number-columns-repeated="12" table:style-name="ce1"/>
          <table:table-cell office:value-type="float" office:value="82.758620689699995" table:style-name="ce1">
            <text:p>82,75862069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82.758620689699995" table:style-name="ce1">
            <text:p>82,75862069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covered-table-cell/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68.965517241399994" table:style-name="ce1">
            <text:p>68,96551724</text:p>
          </table:table-cell>
          <table:covered-table-cell/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covered-table-cell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3.218390804599998" table:style-name="ce1">
            <text:p>63,2183908</text:p>
          </table:table-cell>
          <table:covered-table-cell/>
          <table:table-cell table:number-columns-repeated="12" table:style-name="ce1"/>
          <table:table-cell office:value-type="float" office:value="82.758620689699995" table:style-name="ce1">
            <text:p>82,75862069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82.758620689699995" table:style-name="ce1">
            <text:p>82,75862069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office:value-type="float" office:value="13" table:style-name="ce1">
            <text:p>1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1" table:style-name="ce1">
            <text:p>1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8" table:style-name="ce1">
            <text:p>8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3.218390804599998" table:style-name="ce1">
            <text:p>63,2183908</text:p>
          </table:table-cell>
          <table:table-cell office:value-type="float" office:value="1" table:style-name="ce1">
            <text:p>1</text:p>
          </table:table-cell>
          <table:table-cell table:number-columns-repeated="12" table:style-name="ce1"/>
          <table:table-cell office:value-type="float" office:value="82.758620689699995" table:style-name="ce1">
            <text:p>82,75862069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9.310344827600005" table:style-name="ce1">
            <text:p>79,31034483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79.310344827600005" table:style-name="ce1">
            <text:p>79,31034483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3.218390804599998" table:style-name="ce1">
            <text:p>63,2183908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9.310344827600005" table:style-name="ce1">
            <text:p>79,31034483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9.310344827600005" table:style-name="ce1">
            <text:p>79,31034483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9.310344827600005" table:style-name="ce1">
            <text:p>79,31034483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9.310344827600005" table:style-name="ce1">
            <text:p>79,31034483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2" table:style-name="ce1"/>
          <table:table-cell office:value-type="float" office:value="159120" table:style-name="ce1">
            <text:p>159120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2" table:style-name="ce1"/>
          <table:table-cell office:value-type="float" office:value="11475" table:style-name="ce1">
            <text:p>11475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2" table:style-name="ce1"/>
          <table:table-cell office:value-type="float" office:value="11201" table:style-name="ce1">
            <text:p>11201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2" table:style-name="ce1"/>
          <table:table-cell office:value-type="float" office:value="6630" table:style-name="ce1">
            <text:p>6630</text:p>
          </table:table-cell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2" table:style-name="ce1"/>
          <table:table-cell table:style-name="ce1"/>
          <table:table-cell table:number-columns-repeated="10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5.862068965500001" table:style-name="ce1">
            <text:p>75,8620689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9.310344827600005" table:style-name="ce1">
            <text:p>79,3103448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9.310344827600005" table:style-name="ce1">
            <text:p>79,3103448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7.586206896600004" table:style-name="ce1">
            <text:p>77,5862069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5.862068965500001" table:style-name="ce1">
            <text:p>75,8620689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4.137931034499999" table:style-name="ce1">
            <text:p>74,13793103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3.563218390800003" table:style-name="ce1">
            <text:p>73,56321839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11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5.862068965500001" table:style-name="ce1">
            <text:p>75,86206897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72.413793103399996" table:style-name="ce1">
            <text:p>72,4137931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6.666666666699996" table:style-name="ce1">
            <text:p>66,66666667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72.413793103399996" table:style-name="ce1">
            <text:p>72,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8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table:number-columns-repeated="16352"/>
        </table:table-row>
        <table:table-row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13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2.413793103399996" table:style-name="ce1">
            <text:p>72,4137931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5.862068965500001" table:style-name="ce1">
            <text:p>75,86206897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8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4.137931034499999" table:style-name="ce1">
            <text:p>74,13793103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7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4.137931034499999" table:style-name="ce1">
            <text:p>74,13793103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4.137931034499999" table:style-name="ce1">
            <text:p>74,13793103</text:p>
          </table:table-cell>
          <table:table-cell office:value-type="float" office:value="70.689655172399995" table:style-name="ce1">
            <text:p>70,68965517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3" table:style-name="ce1"/>
          <table:table-cell office:value-type="float" office:value="74.137931034499999" table:style-name="ce1">
            <text:p>74,13793103</text:p>
          </table:table-cell>
          <table:table-cell office:value-type="float" office:value="70.114942528699999" table:style-name="ce1">
            <text:p>70,11494253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4.137931034499999" table:style-name="ce1">
            <text:p>74,13793103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3.563218390800003" table:style-name="ce1">
            <text:p>73,56321839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7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8.965517241399994" table:style-name="ce1">
            <text:p>68,9655172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8.965517241399994" table:style-name="ce1">
            <text:p>68,9655172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30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8" table:style-name="ro1"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16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16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2"/>
        </table:table-row>
        <table:table-row table:number-rows-repeated="19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3.218390804599998" table:style-name="ce1">
            <text:p>63,2183908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5.517241379300003" table:style-name="ce1">
            <text:p>65,51724138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816091954000001" table:style-name="ce1">
            <text:p>67,81609195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7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5" table:style-name="ro1"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0" table:style-name="ro1"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style-name="ro1">
          <table:table-cell office:value-type="float" office:value="68.965517241399994" table:style-name="ce1">
            <text:p>68,96551724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6.666666666699996" table:style-name="ce1">
            <text:p>66,6666666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34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7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2.413793103399996" table:style-name="ce1">
            <text:p>72,4137931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1.264367816100005" table:style-name="ce1">
            <text:p>71,26436782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7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59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0.689655172399995" table:style-name="ce1">
            <text:p>70,68965517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3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0.114942528699999" table:style-name="ce1">
            <text:p>70,11494253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70.114942528699999" table:style-name="ce1">
            <text:p>70,11494253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26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2.068965517199999" table:style-name="ce1">
            <text:p>62,06896552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8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62.068965517199999" table:style-name="ce1">
            <text:p>62,0689655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5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30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68.965517241399994" table:style-name="ce1">
            <text:p>68,96551724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4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4.367816091999998" table:style-name="ce1">
            <text:p>64,36781609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0.919540229900001" table:style-name="ce1">
            <text:p>60,91954023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4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2"/>
        </table:table-row>
        <table:table-row table:number-rows-repeated="11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0.344827586199997" table:style-name="ce1">
            <text:p>60,34482759</text:p>
          </table:table-cell>
          <table:table-cell table:number-columns-repeated="16352"/>
        </table:table-row>
        <table:table-row table:number-rows-repeated="14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0.344827586199997" table:style-name="ce1">
            <text:p>60,34482759</text:p>
          </table:table-cell>
          <table:table-cell table:number-columns-repeated="16352"/>
        </table:table-row>
        <table:table-row table:number-rows-repeated="42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table:number-columns-repeated="16352"/>
        </table:table-row>
        <table:table-row table:number-rows-repeated="18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table:number-columns-repeated="16352"/>
        </table:table-row>
        <table:table-row table:number-rows-repeated="12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3.218390804599998" table:style-name="ce1">
            <text:p>63,218390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53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8.965517241399994" table:style-name="ce1">
            <text:p>68,96551724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19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65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0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11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9.770114942500001" table:style-name="ce1">
            <text:p>59,77011494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35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65.517241379300003" table:style-name="ce1">
            <text:p>65,51724138</text:p>
          </table:table-cell>
          <table:table-cell office:value-type="float" office:value="63.793103448300002" table:style-name="ce1">
            <text:p>63,79310345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17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50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8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8.965517241399994" table:style-name="ce1">
            <text:p>68,96551724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13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7.816091954000001" table:style-name="ce1">
            <text:p>67,81609195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8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7.241379310300005" table:style-name="ce1">
            <text:p>67,24137931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35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10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7.241379310300005" table:style-name="ce1">
            <text:p>67,24137931</text:p>
          </table:table-cell>
          <table:table-cell office:value-type="float" office:value="60.919540229900001" table:style-name="ce1">
            <text:p>60,91954023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7.241379310300005" table:style-name="ce1">
            <text:p>67,24137931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7.241379310300005" table:style-name="ce1">
            <text:p>67,24137931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55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7.241379310300005" table:style-name="ce1">
            <text:p>67,24137931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6.666666666699996" table:style-name="ce1">
            <text:p>66,66666667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9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6.666666666699996" table:style-name="ce1">
            <text:p>66,66666667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8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9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2"/>
        </table:table-row>
        <table:table-row table:number-rows-repeated="22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33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9.770114942500001" table:style-name="ce1">
            <text:p>59,7701149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20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9.770114942500001" table:style-name="ce1">
            <text:p>59,7701149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9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9.770114942500001" table:style-name="ce1">
            <text:p>59,7701149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9.770114942500001" table:style-name="ce1">
            <text:p>59,7701149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9.770114942500001" table:style-name="ce1">
            <text:p>59,77011494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16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60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46" table:style-name="ro1">
          <table:table-cell office:value-type="float" office:value="65.517241379300003" table:style-name="ce1">
            <text:p>65,51724138</text:p>
          </table:table-cell>
          <table:table-cell office:value-type="float" office:value="62.068965517199999" table:style-name="ce1">
            <text:p>62,06896552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40" table:style-name="ro1"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table:number-columns-repeated="16352"/>
        </table:table-row>
        <table:table-row table:number-rows-repeated="61" table:style-name="ro1"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11" table:style-name="ro1"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52" table:style-name="ro1"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46" table:style-name="ro1">
          <table:table-cell office:value-type="float" office:value="65.517241379300003" table:style-name="ce1">
            <text:p>65,51724138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46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8.275862068999999" table:style-name="ce1">
            <text:p>48,2758620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81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4.827586206900001" table:style-name="ce1">
            <text:p>44,82758621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56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44.827586206900001" table:style-name="ce1">
            <text:p>44,82758621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39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4.827586206900001" table:style-name="ce1">
            <text:p>44,82758621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35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4.827586206900001" table:style-name="ce1">
            <text:p>44,82758621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1.379310344799997" table:style-name="ce1">
            <text:p>41,3793103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1.379310344799997" table:style-name="ce1">
            <text:p>41,3793103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24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1.379310344799997" table:style-name="ce1">
            <text:p>41,3793103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22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7.471264367800003" table:style-name="ce1">
            <text:p>57,47126437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1.379310344799997" table:style-name="ce1">
            <text:p>41,3793103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21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1.379310344799997" table:style-name="ce1">
            <text:p>41,3793103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44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1.379310344799997" table:style-name="ce1">
            <text:p>41,3793103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7.471264367800003" table:style-name="ce1">
            <text:p>57,47126437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54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1.379310344799997" table:style-name="ce1">
            <text:p>41,37931034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7.471264367800003" table:style-name="ce1">
            <text:p>57,47126437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7.931034482800001" table:style-name="ce1">
            <text:p>37,9310344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7.471264367800003" table:style-name="ce1">
            <text:p>57,47126437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13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7.931034482800001" table:style-name="ce1">
            <text:p>37,93103448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7.931034482800001" table:style-name="ce1">
            <text:p>37,9310344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7.471264367800003" table:style-name="ce1">
            <text:p>57,47126437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22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7.931034482800001" table:style-name="ce1">
            <text:p>37,93103448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7.931034482800001" table:style-name="ce1">
            <text:p>37,9310344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7.471264367800003" table:style-name="ce1">
            <text:p>57,47126437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55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7.931034482800001" table:style-name="ce1">
            <text:p>37,93103448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7.931034482800001" table:style-name="ce1">
            <text:p>37,9310344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4.482758620699997" table:style-name="ce1">
            <text:p>34,4827586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7.931034482800001" table:style-name="ce1">
            <text:p>37,9310344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26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4.482758620699997" table:style-name="ce1">
            <text:p>34,4827586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4.482758620699997" table:style-name="ce1">
            <text:p>34,48275862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2"/>
        </table:table-row>
        <table:table-row table:number-rows-repeated="9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4.482758620699997" table:style-name="ce1">
            <text:p>34,4827586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4.482758620699997" table:style-name="ce1">
            <text:p>34,48275862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18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4.482758620699997" table:style-name="ce1">
            <text:p>34,4827586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1.034482758599999" table:style-name="ce1">
            <text:p>31,03448276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13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31.034482758599999" table:style-name="ce1">
            <text:p>31,03448276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27.5862068966" table:style-name="ce1">
            <text:p>27,5862069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24.137931034499999" table:style-name="ce1">
            <text:p>24,1379310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27.5862068966" table:style-name="ce1">
            <text:p>27,5862069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style-name="ce1"/>
          <table:table-cell office:value-type="float" office:value="24.137931034499999" table:style-name="ce1">
            <text:p>24,1379310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24.137931034499999" table:style-name="ce1">
            <text:p>24,13793103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25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" table:style-name="ce1"/>
          <table:table-cell office:value-type="float" office:value="53.448275862099997" table:style-name="ce1">
            <text:p>53,44827586</text:p>
          </table:table-cell>
          <table:table-cell table:number-columns-repeated="2" table:style-name="ce1"/>
          <table:table-cell office:value-type="float" office:value="48.275862068999999" table:style-name="ce1">
            <text:p>48,27586207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16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" table:style-name="ce1"/>
          <table:table-cell office:value-type="float" office:value="53.448275862099997" table:style-name="ce1">
            <text:p>53,44827586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26" table:style-name="ro1">
          <table:table-cell office:value-type="float" office:value="62.068965517199999" table:style-name="ce1">
            <text:p>62,06896552</text:p>
          </table:table-cell>
          <table:table-cell office:value-type="float" office:value="60.344827586199997" table:style-name="ce1">
            <text:p>60,34482759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" table:style-name="ce1"/>
          <table:table-cell office:value-type="float" office:value="53.448275862099997" table:style-name="ce1">
            <text:p>53,44827586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25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" table:style-name="ce1"/>
          <table:table-cell office:value-type="float" office:value="53.448275862099997" table:style-name="ce1">
            <text:p>53,44827586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19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" table:style-name="ce1"/>
          <table:table-cell office:value-type="float" office:value="53.448275862099997" table:style-name="ce1">
            <text:p>53,44827586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5.517241379300003" table:style-name="ce1">
            <text:p>65,5172413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28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" table:style-name="ce1"/>
          <table:table-cell office:value-type="float" office:value="53.448275862099997" table:style-name="ce1">
            <text:p>53,44827586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4.367816091999998" table:style-name="ce1">
            <text:p>64,3678160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3.448275862099997" table:style-name="ce1">
            <text:p>53,44827586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4.367816091999998" table:style-name="ce1">
            <text:p>64,3678160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24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4.367816091999998" table:style-name="ce1">
            <text:p>64,3678160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4.367816091999998" table:style-name="ce1">
            <text:p>64,3678160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56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82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6.321839080499998" table:style-name="ce1">
            <text:p>56,3218390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48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50" table:style-name="ce1">
            <text:p>50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6.321839080499998" table:style-name="ce1">
            <text:p>56,3218390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12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6.321839080499998" table:style-name="ce1">
            <text:p>56,32183908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3.448275862099997" table:style-name="ce1">
            <text:p>53,44827586</text:p>
          </table:table-cell>
          <table:table-cell table:number-columns-repeated="16352"/>
        </table:table-row>
        <table:table-row table:number-rows-repeated="20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4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0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3" table:style-name="ce1"/>
          <table:table-cell office:value-type="float" office:value="63.793103448300002" table:style-name="ce1">
            <text:p>63,79310345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5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3" table:style-name="ce1"/>
          <table:table-cell office:value-type="float" office:value="63.218390804599998" table:style-name="ce1">
            <text:p>63,2183908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6.321839080499998" table:style-name="ce1">
            <text:p>56,32183908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13" table:style-name="ce1"/>
          <table:table-cell office:value-type="float" office:value="63.218390804599998" table:style-name="ce1">
            <text:p>63,2183908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9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13" table:style-name="ce1"/>
          <table:table-cell office:value-type="float" office:value="63.218390804599998" table:style-name="ce1">
            <text:p>63,2183908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6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1.724137931000001" table:style-name="ce1">
            <text:p>51,72413793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13" table:style-name="ce1"/>
          <table:table-cell office:value-type="float" office:value="63.218390804599998" table:style-name="ce1">
            <text:p>63,2183908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9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13" table:style-name="ce1"/>
          <table:table-cell office:value-type="float" office:value="63.218390804599998" table:style-name="ce1">
            <text:p>63,2183908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7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4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9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45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7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41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40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8.275862068999999" table:style-name="ce1">
            <text:p>48,27586207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5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6.551724137900003" table:style-name="ce1">
            <text:p>46,55172414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1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6.551724137900003" table:style-name="ce1">
            <text:p>46,55172414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9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6.551724137900003" table:style-name="ce1">
            <text:p>46,55172414</text:p>
          </table:table-cell>
          <table:table-cell table:number-columns-repeated="2" table:style-name="ce1"/>
          <table:table-cell office:value-type="float" office:value="34.482758620699997" table:style-name="ce1">
            <text:p>34,48275862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7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table:number-columns-repeated="2" table:style-name="ce1"/>
          <table:table-cell office:value-type="float" office:value="34.482758620699997" table:style-name="ce1">
            <text:p>34,48275862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1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4.827586206900001" table:style-name="ce1">
            <text:p>44,82758621</text:p>
          </table:table-cell>
          <table:table-cell table:number-columns-repeated="2" table:style-name="ce1"/>
          <table:table-cell office:value-type="float" office:value="34.482758620699997" table:style-name="ce1">
            <text:p>34,48275862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8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3.1034482759" table:style-name="ce1">
            <text:p>43,10344828</text:p>
          </table:table-cell>
          <table:table-cell table:number-columns-repeated="2" table:style-name="ce1"/>
          <table:table-cell office:value-type="float" office:value="31.034482758599999" table:style-name="ce1">
            <text:p>31,03448276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table:number-columns-repeated="2" table:style-name="ce1"/>
          <table:table-cell office:value-type="float" office:value="31.034482758599999" table:style-name="ce1">
            <text:p>31,03448276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table:number-columns-repeated="2" table:style-name="ce1"/>
          <table:table-cell office:value-type="float" office:value="31.034482758599999" table:style-name="ce1">
            <text:p>31,03448276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table:number-columns-repeated="2" table:style-name="ce1"/>
          <table:table-cell office:value-type="float" office:value="31.034482758599999" table:style-name="ce1">
            <text:p>31,03448276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40.229885057499999" table:style-name="ce1">
            <text:p>40,22988506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table:number-columns-repeated="2" table:style-name="ce1"/>
          <table:table-cell office:value-type="float" office:value="31.034482758599999" table:style-name="ce1">
            <text:p>31,03448276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41.379310344799997" table:style-name="ce1">
            <text:p>41,37931034</text:p>
          </table:table-cell>
          <table:table-cell table:number-columns-repeated="2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39.655172413800003" table:style-name="ce1">
            <text:p>39,65517241</text:p>
          </table:table-cell>
          <table:table-cell table:number-columns-repeated="2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37.931034482800001" table:style-name="ce1">
            <text:p>37,93103448</text:p>
          </table:table-cell>
          <table:table-cell table:number-columns-repeated="2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34.482758620699997" table:style-name="ce1">
            <text:p>34,48275862</text:p>
          </table:table-cell>
          <table:table-cell table:number-columns-repeated="2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" table:style-name="ce1"/>
          <table:table-cell office:value-type="float" office:value="34.482758620699997" table:style-name="ce1">
            <text:p>34,48275862</text:p>
          </table:table-cell>
          <table:table-cell table:number-columns-repeated="2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5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5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5.632183908000002" table:style-name="ce1">
            <text:p>35,63218391</text:p>
          </table:table-cell>
          <table:table-cell table:number-columns-repeated="13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5" table:style-name="ce1"/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table:number-columns-repeated="14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5" table:style-name="ce1"/>
          <table:table-cell office:value-type="float" office:value="27.5862068966" table:style-name="ce1">
            <text:p>27,5862069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4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5" table:style-name="ce1"/>
          <table:table-cell office:value-type="float" office:value="24.137931034499999" table:style-name="ce1">
            <text:p>24,13793103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4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5" table:style-name="ce1"/>
          <table:table-cell office:value-type="float" office:value="24.137931034499999" table:style-name="ce1">
            <text:p>24,13793103</text:p>
          </table:table-cell>
          <table:table-cell office:value-type="float" office:value="39.655172413800003" table:style-name="ce1">
            <text:p>39,65517241</text:p>
          </table:table-cell>
          <table:table-cell table:number-columns-repeated="14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5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9" table:style-name="ro1">
          <table:table-cell office:value-type="float" office:value="62.068965517199999" table:style-name="ce1">
            <text:p>62,06896552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7.931034482800001" table:style-name="ce1">
            <text:p>37,93103448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25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7.931034482800001" table:style-name="ce1">
            <text:p>37,93103448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08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7.931034482800001" table:style-name="ce1">
            <text:p>37,93103448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71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4.482758620699997" table:style-name="ce1">
            <text:p>34,48275862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3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4.482758620699997" table:style-name="ce1">
            <text:p>34,48275862</text:p>
          </table:table-cell>
          <table:table-cell office:value-type="float" office:value="50" table:style-name="ce1">
            <text:p>50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67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4.482758620699997" table:style-name="ce1">
            <text:p>34,48275862</text:p>
          </table:table-cell>
          <table:table-cell office:value-type="float" office:value="50" table:style-name="ce1">
            <text:p>50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50" table:style-name="ce1">
            <text:p>50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9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50" table:style-name="ce1">
            <text:p>50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4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50" table:style-name="ce1">
            <text:p>50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0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5.172413793099999" table:style-name="ce1">
            <text:p>55,17241379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4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1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0.229885057499999" table:style-name="ce1">
            <text:p>40,22988506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31.034482758599999" table:style-name="ce1">
            <text:p>31,03448276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7.5862068966" table:style-name="ce1">
            <text:p>27,5862069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8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7.5862068966" table:style-name="ce1">
            <text:p>27,5862069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7.5862068966" table:style-name="ce1">
            <text:p>27,5862069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7.5862068966" table:style-name="ce1">
            <text:p>27,5862069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4.137931034499999" table:style-name="ce1">
            <text:p>24,13793103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4.137931034499999" table:style-name="ce1">
            <text:p>24,13793103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4.137931034499999" table:style-name="ce1">
            <text:p>24,13793103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5.632183908000002" table:style-name="ce1">
            <text:p>35,63218391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4.137931034499999" table:style-name="ce1">
            <text:p>24,13793103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4.482758620699997" table:style-name="ce1">
            <text:p>34,48275862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style-name="ce1"/>
          <table:table-cell office:value-type="float" office:value="24.137931034499999" table:style-name="ce1">
            <text:p>24,13793103</text:p>
          </table:table-cell>
          <table:table-cell office:value-type="float" office:value="39.655172413800003" table:style-name="ce1">
            <text:p>39,65517241</text:p>
          </table:table-cell>
          <table:table-cell office:value-type="float" office:value="32.183908045999999" table:style-name="ce1">
            <text:p>32,18390805</text:p>
          </table:table-cell>
          <table:table-cell table:number-columns-repeated="21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63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4.022988505699999" table:style-name="ce1">
            <text:p>54,02298851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82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2"/>
        </table:table-row>
        <table:table-row table:number-rows-repeated="157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0" table:style-name="ce1">
            <text:p>50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58.620689655200003" table:style-name="ce1">
            <text:p>58,62068966</text:p>
          </table:table-cell>
          <table:table-cell office:value-type="float" office:value="58.620689655200003" table:style-name="ce1">
            <text:p>58,62068966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" table:style-name="ce1">
            <text:p>50</text:p>
          </table:table-cell>
          <table:table-cell table:number-columns-repeated="16352"/>
        </table:table-row>
        <table:table-row table:number-rows-repeated="131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" table:style-name="ce1">
            <text:p>50</text:p>
          </table:table-cell>
          <table:table-cell table:number-columns-repeated="16352"/>
        </table:table-row>
        <table:table-row table:number-rows-repeated="166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2.873563218400001" table:style-name="ce1">
            <text:p>52,87356322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" table:style-name="ce1">
            <text:p>50</text:p>
          </table:table-cell>
          <table:table-cell table:number-columns-repeated="16352"/>
        </table:table-row>
        <table:table-row table:number-rows-repeated="51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0" table:style-name="ce1">
            <text:p>50</text:p>
          </table:table-cell>
          <table:table-cell table:number-columns-repeated="16352"/>
        </table:table-row>
        <table:table-row table:number-rows-repeated="203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2"/>
        </table:table-row>
        <table:table-row table:number-rows-repeated="415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2"/>
        </table:table-row>
        <table:table-row table:number-rows-repeated="130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2.068965517199999" table:style-name="ce1">
            <text:p>62,06896552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2"/>
        </table:table-row>
        <table:table-row table:number-rows-repeated="206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919540229900001" table:style-name="ce1">
            <text:p>60,9195402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2"/>
        </table:table-row>
        <table:table-row table:number-rows-repeated="65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2"/>
        </table:table-row>
        <table:table-row table:number-rows-repeated="85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6.551724137900003" table:style-name="ce1">
            <text:p>46,55172414</text:p>
          </table:table-cell>
          <table:table-cell table:number-columns-repeated="16352"/>
        </table:table-row>
        <table:table-row table:number-rows-repeated="183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2"/>
        </table:table-row>
        <table:table-row table:number-rows-repeated="11" table:style-name="ro1">
          <table:table-cell office:value-type="float" office:value="58.620689655200003" table:style-name="ce1">
            <text:p>58,62068966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" table:style-name="ce1">
            <text:p>50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2"/>
        </table:table-row>
        <table:table-row table:number-rows-repeated="194" table:style-name="ro1"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" table:style-name="ce1">
            <text:p>50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2"/>
        </table:table-row>
        <table:table-row table:number-rows-repeated="2" table:style-name="ro1"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" table:style-name="ce1">
            <text:p>50</text:p>
          </table:table-cell>
          <table:table-cell office:value-type="float" office:value="43.1034482759" table:style-name="ce1">
            <text:p>43,10344828</text:p>
          </table:table-cell>
          <table:table-cell table:number-columns-repeated="16352"/>
        </table:table-row>
        <table:table-row table:number-rows-repeated="25" table:style-name="ro1"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3.1034482759" table:style-name="ce1">
            <text:p>43,10344828</text:p>
          </table:table-cell>
          <table:table-cell table:number-columns-repeated="16352"/>
        </table:table-row>
        <table:table-row table:number-rows-repeated="311" table:style-name="ro1"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60.344827586199997" table:style-name="ce1">
            <text:p>60,3448275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6352"/>
        </table:table-row>
        <table:table-row table:number-rows-repeated="38" table:style-name="ro1"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59.770114942500001" table:style-name="ce1">
            <text:p>59,7701149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59.770114942500001" table:style-name="ce1">
            <text:p>59,7701149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39.655172413800003" table:style-name="ce1">
            <text:p>39,65517241</text:p>
          </table:table-cell>
          <table:table-cell table:number-columns-repeated="16352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6.8965517241" table:style-name="ce1">
            <text:p>56,89655172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59.770114942500001" table:style-name="ce1">
            <text:p>59,7701149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6352"/>
        </table:table-row>
        <table:table-row table:number-rows-repeated="191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59.770114942500001" table:style-name="ce1">
            <text:p>59,7701149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6352"/>
        </table:table-row>
        <table:table-row table:number-rows-repeated="47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59.770114942500001" table:style-name="ce1">
            <text:p>59,7701149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34.482758620699997" table:style-name="ce1">
            <text:p>34,48275862</text:p>
          </table:table-cell>
          <table:table-cell table:number-columns-repeated="16352"/>
        </table:table-row>
        <table:table-row table:number-rows-repeated="19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25" table:style-name="ce1"/>
          <table:table-cell office:value-type="float" office:value="59.770114942500001" table:style-name="ce1">
            <text:p>59,7701149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31.034482758599999" table:style-name="ce1">
            <text:p>31,03448276</text:p>
          </table:table-cell>
          <table:table-cell table:number-columns-repeated="16352"/>
        </table:table-row>
        <table:table-row table:number-rows-repeated="3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31.034482758599999" table:style-name="ce1">
            <text:p>31,03448276</text:p>
          </table:table-cell>
          <table:table-cell table:number-columns-repeated="16352"/>
        </table:table-row>
        <table:table-row table:number-rows-repeated="1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27.5862068966" table:style-name="ce1">
            <text:p>27,5862069</text:p>
          </table:table-cell>
          <table:table-cell table:number-columns-repeated="16352"/>
        </table:table-row>
        <table:table-row table:number-rows-repeated="6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24.137931034499999" table:style-name="ce1">
            <text:p>24,13793103</text:p>
          </table:table-cell>
          <table:table-cell table:number-columns-repeated="16352"/>
        </table:table-row>
        <table:table-row table:number-rows-repeated="9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3" table:style-name="ce1"/>
        </table:table-row>
        <table:table-row table:number-rows-repeated="28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3"/>
        </table:table-row>
        <table:table-row table:number-rows-repeated="6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6.551724137900003" table:style-name="ce1">
            <text:p>46,55172414</text:p>
          </table:table-cell>
          <table:table-cell table:number-columns-repeated="16353"/>
        </table:table-row>
        <table:table-row table:number-rows-repeated="431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3"/>
        </table:table-row>
        <table:table-row table:number-rows-repeated="30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0.574712643700003" table:style-name="ce1">
            <text:p>50,57471264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3"/>
        </table:table-row>
        <table:table-row table:number-rows-repeated="8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0.574712643700003" table:style-name="ce1">
            <text:p>50,57471264</text:p>
          </table:table-cell>
          <table:table-cell office:value-type="float" office:value="43.1034482759" table:style-name="ce1">
            <text:p>43,10344828</text:p>
          </table:table-cell>
          <table:table-cell table:number-columns-repeated="16353"/>
        </table:table-row>
        <table:table-row table:number-rows-repeated="356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0.574712643700003" table:style-name="ce1">
            <text:p>50,57471264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6353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0.574712643700003" table:style-name="ce1">
            <text:p>50,57471264</text:p>
          </table:table-cell>
          <table:table-cell office:value-type="float" office:value="39.655172413800003" table:style-name="ce1">
            <text:p>39,65517241</text:p>
          </table:table-cell>
          <table:table-cell table:number-columns-repeated="16353"/>
        </table:table-row>
        <table:table-row table:number-rows-repeated="82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0.574712643700003" table:style-name="ce1">
            <text:p>50,57471264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6353"/>
        </table:table-row>
        <table:table-row table:number-rows-repeated="9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50" table:style-name="ce1">
            <text:p>50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6353"/>
        </table:table-row>
        <table:table-row table:number-rows-repeated="8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6353"/>
        </table:table-row>
        <table:table-row table:number-rows-repeated="9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34.482758620699997" table:style-name="ce1">
            <text:p>34,48275862</text:p>
          </table:table-cell>
          <table:table-cell table:number-columns-repeated="16353"/>
        </table:table-row>
        <table:table-row table:number-rows-repeated="48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31.034482758599999" table:style-name="ce1">
            <text:p>31,03448276</text:p>
          </table:table-cell>
          <table:table-cell table:number-columns-repeated="16353"/>
        </table:table-row>
        <table:table-row table:number-rows-repeated="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27.5862068966" table:style-name="ce1">
            <text:p>27,5862069</text:p>
          </table:table-cell>
          <table:table-cell table:number-columns-repeated="16353"/>
        </table:table-row>
        <table:table-row table:number-rows-repeated="3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24.137931034499999" table:style-name="ce1">
            <text:p>24,13793103</text:p>
          </table:table-cell>
          <table:table-cell table:number-columns-repeated="16353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67.816091954000001" table:style-name="ce1">
            <text:p>67,81609195</text:p>
          </table:table-cell>
          <table:table-cell table:number-columns-repeated="16353"/>
        </table:table-row>
        <table:table-row table:number-rows-repeated="2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66.666666666699996" table:style-name="ce1">
            <text:p>66,66666667</text:p>
          </table:table-cell>
          <table:table-cell table:number-columns-repeated="16353"/>
        </table:table-row>
        <table:table-row table:number-rows-repeated="2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65.517241379300003" table:style-name="ce1">
            <text:p>65,51724138</text:p>
          </table:table-cell>
          <table:table-cell table:number-columns-repeated="16353"/>
        </table:table-row>
        <table:table-row table:number-rows-repeated="4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64.367816091999998" table:style-name="ce1">
            <text:p>64,36781609</text:p>
          </table:table-cell>
          <table:table-cell table:number-columns-repeated="16353"/>
        </table:table-row>
        <table:table-row table:number-rows-repeated="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63.218390804599998" table:style-name="ce1">
            <text:p>63,2183908</text:p>
          </table:table-cell>
          <table:table-cell table:number-columns-repeated="16353"/>
        </table:table-row>
        <table:table-row table:number-rows-repeated="29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62.068965517199999" table:style-name="ce1">
            <text:p>62,06896552</text:p>
          </table:table-cell>
          <table:table-cell table:number-columns-repeated="16353"/>
        </table:table-row>
        <table:table-row table:number-rows-repeated="39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60.919540229900001" table:style-name="ce1">
            <text:p>60,91954023</text:p>
          </table:table-cell>
          <table:table-cell table:number-columns-repeated="16353"/>
        </table:table-row>
        <table:table-row table:number-rows-repeated="70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59.770114942500001" table:style-name="ce1">
            <text:p>59,77011494</text:p>
          </table:table-cell>
          <table:table-cell table:number-columns-repeated="16353"/>
        </table:table-row>
        <table:table-row table:number-rows-repeated="48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9.425287356299997" table:style-name="ce1">
            <text:p>49,42528736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3"/>
        </table:table-row>
        <table:table-row table:number-rows-repeated="38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58.620689655200003" table:style-name="ce1">
            <text:p>58,62068966</text:p>
          </table:table-cell>
          <table:table-cell table:number-columns-repeated="16353"/>
        </table:table-row>
        <table:table-row table:number-rows-repeated="11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57.471264367800003" table:style-name="ce1">
            <text:p>57,47126437</text:p>
          </table:table-cell>
          <table:table-cell table:number-columns-repeated="16353"/>
        </table:table-row>
        <table:table-row table:number-rows-repeated="194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56.321839080499998" table:style-name="ce1">
            <text:p>56,32183908</text:p>
          </table:table-cell>
          <table:table-cell table:number-columns-repeated="16353"/>
        </table:table-row>
        <table:table-row table:number-rows-repeated="227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55.172413793099999" table:style-name="ce1">
            <text:p>55,17241379</text:p>
          </table:table-cell>
          <table:table-cell table:number-columns-repeated="16353"/>
        </table:table-row>
        <table:table-row table:number-rows-repeated="23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54.022988505699999" table:style-name="ce1">
            <text:p>54,02298851</text:p>
          </table:table-cell>
          <table:table-cell table:number-columns-repeated="16353"/>
        </table:table-row>
        <table:table-row table:number-rows-repeated="35" table:style-name="ro1">
          <table:table-cell office:value-type="float" office:value="55.172413793099999" table:style-name="ce1">
            <text:p>55,17241379</text:p>
          </table:table-cell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6353"/>
        </table:table-row>
        <table:table-row table:number-rows-repeated="31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6353"/>
        </table:table-row>
        <table:table-row table:number-rows-repeated="258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7.126436781599999" table:style-name="ce1">
            <text:p>47,12643678</text:p>
          </table:table-cell>
          <table:table-cell office:value-type="float" office:value="52.873563218400001" table:style-name="ce1">
            <text:p>52,87356322</text:p>
          </table:table-cell>
          <table:table-cell table:number-columns-repeated="16353"/>
        </table:table-row>
        <table:table-row table:number-rows-repeated="108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7.126436781599999" table:style-name="ce1">
            <text:p>47,12643678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3"/>
        </table:table-row>
        <table:table-row table:number-rows-repeated="17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3"/>
        </table:table-row>
        <table:table-row table:number-rows-repeated="192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5.977011494300001" table:style-name="ce1">
            <text:p>45,97701149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16353"/>
        </table:table-row>
        <table:table-row table:number-rows-repeated="194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5.977011494300001" table:style-name="ce1">
            <text:p>45,97701149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6353"/>
        </table:table-row>
        <table:table-row table:number-rows-repeated="144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16353"/>
        </table:table-row>
        <table:table-row table:number-rows-repeated="348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16353"/>
        </table:table-row>
        <table:table-row table:number-rows-repeated="117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3"/>
        </table:table-row>
        <table:table-row table:number-rows-repeated="78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3.678160919500002" table:style-name="ce1">
            <text:p>43,67816092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3"/>
        </table:table-row>
        <table:table-row table:number-rows-repeated="5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3"/>
        </table:table-row>
        <table:table-row table:number-rows-repeated="34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2.528735632199997" table:style-name="ce1">
            <text:p>42,5287356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3"/>
        </table:table-row>
        <table:table-row table:number-rows-repeated="32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1.379310344799997" table:style-name="ce1">
            <text:p>41,37931034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16353"/>
        </table:table-row>
        <table:table-row table:number-rows-repeated="228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1.379310344799997" table:style-name="ce1">
            <text:p>41,37931034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16353"/>
        </table:table-row>
        <table:table-row table:number-rows-repeated="174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1.379310344799997" table:style-name="ce1">
            <text:p>41,37931034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16353"/>
        </table:table-row>
        <table:table-row table:number-rows-repeated="31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1.379310344799997" table:style-name="ce1">
            <text:p>41,37931034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3"/>
        </table:table-row>
        <table:table-row table:number-rows-repeated="11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40.229885057499999" table:style-name="ce1">
            <text:p>40,22988506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3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9.655172413800003" table:style-name="ce1">
            <text:p>39,65517241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3"/>
        </table:table-row>
        <table:table-row table:number-rows-repeated="10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9.080459770099999" table:style-name="ce1">
            <text:p>39,08045977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3"/>
        </table:table-row>
        <table:table-row table:number-rows-repeated="79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16353"/>
        </table:table-row>
        <table:table-row table:number-rows-repeated="68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16353"/>
        </table:table-row>
        <table:table-row table:number-rows-repeated="57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16353"/>
        </table:table-row>
        <table:table-row table:number-rows-repeated="24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16353"/>
        </table:table-row>
        <table:table-row table:number-rows-repeated="6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40.229885057499999" table:style-name="ce1">
            <text:p>40,22988506</text:p>
          </table:table-cell>
          <table:table-cell table:number-columns-repeated="16353"/>
        </table:table-row>
        <table:table-row table:number-rows-repeated="10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16353"/>
        </table:table-row>
        <table:table-row table:number-rows-repeated="3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6353"/>
        </table:table-row>
        <table:table-row table:number-rows-repeated="2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16353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35.632183908000002" table:style-name="ce1">
            <text:p>35,63218391</text:p>
          </table:table-cell>
          <table:table-cell table:number-columns-repeated="16353"/>
        </table:table-row>
        <table:table-row table:number-rows-repeated="13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16354" table:style-name="ce1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16354" table:style-name="ce1"/>
        </table:table-row>
        <table:table-row table:number-rows-repeated="3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16354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5.632183908000002" table:style-name="ce1">
            <text:p>35,63218391</text:p>
          </table:table-cell>
          <table:table-cell table:number-columns-repeated="16354"/>
        </table:table-row>
        <table:table-row table:number-rows-repeated="29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8.620689655200003" table:style-name="ce1">
            <text:p>58,62068966</text:p>
          </table:table-cell>
          <table:table-cell office:value-type="float" office:value="34.482758620699997" table:style-name="ce1">
            <text:p>34,48275862</text:p>
          </table:table-cell>
          <table:table-cell table:number-columns-repeated="16354"/>
        </table:table-row>
        <table:table-row table:number-rows-repeated="124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office:value-type="float" office:value="34.482758620699997" table:style-name="ce1">
            <text:p>34,48275862</text:p>
          </table:table-cell>
          <table:table-cell table:number-columns-repeated="16354"/>
        </table:table-row>
        <table:table-row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office:value-type="float" office:value="32.183908045999999" table:style-name="ce1">
            <text:p>32,18390805</text:p>
          </table:table-cell>
          <table:table-cell table:number-columns-repeated="16354"/>
        </table:table-row>
        <table:table-row table:number-rows-repeated="80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office:value-type="float" office:value="31.034482758599999" table:style-name="ce1">
            <text:p>31,03448276</text:p>
          </table:table-cell>
          <table:table-cell table:number-columns-repeated="16354"/>
        </table:table-row>
        <table:table-row table:number-rows-repeated="15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office:value-type="float" office:value="27.5862068966" table:style-name="ce1">
            <text:p>27,5862069</text:p>
          </table:table-cell>
          <table:table-cell table:number-columns-repeated="16354"/>
        </table:table-row>
        <table:table-row table:number-rows-repeated="7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office:value-type="float" office:value="24.137931034499999" table:style-name="ce1">
            <text:p>24,13793103</text:p>
          </table:table-cell>
          <table:table-cell table:number-columns-repeated="16354"/>
        </table:table-row>
        <table:table-row table:number-rows-repeated="12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table:number-columns-repeated="16355" table:style-name="ce1"/>
        </table:table-row>
        <table:table-row table:number-rows-repeated="308" table:style-name="ro1">
          <table:table-cell office:value-type="float" office:value="55.172413793099999" table:style-name="ce1">
            <text:p>55,17241379</text:p>
          </table:table-cell>
          <table:table-cell office:value-type="float" office:value="53.448275862099997" table:style-name="ce1">
            <text:p>53,44827586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table:number-columns-repeated="16355"/>
        </table:table-row>
        <table:table-row table:number-rows-repeated="119" table:style-name="ro1"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7.471264367800003" table:style-name="ce1">
            <text:p>57,47126437</text:p>
          </table:table-cell>
          <table:table-cell table:number-columns-repeated="16355"/>
        </table:table-row>
        <table:table-row table:number-rows-repeated="1679" table:style-name="ro1"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table:number-columns-repeated="25" table:style-name="ce1"/>
          <table:table-cell office:value-type="float" office:value="56.8965517241" table:style-name="ce1">
            <text:p>56,89655172</text:p>
          </table:table-cell>
          <table:table-cell table:number-columns-repeated="16355"/>
        </table:table-row>
        <table:table-row table:number-rows-repeated="541" table:style-name="ro1"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25" table:style-name="ce1"/>
          <table:table-cell office:value-type="float" office:value="56.8965517241" table:style-name="ce1">
            <text:p>56,89655172</text:p>
          </table:table-cell>
          <table:table-cell table:number-columns-repeated="16355"/>
        </table:table-row>
        <table:table-row table:number-rows-repeated="453" table:style-name="ro1">
          <table:table-cell office:value-type="float" office:value="55.172413793099999" table:style-name="ce1">
            <text:p>55,17241379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25" table:style-name="ce1"/>
          <table:table-cell office:value-type="float" office:value="56.321839080499998" table:style-name="ce1">
            <text:p>56,32183908</text:p>
          </table:table-cell>
          <table:table-cell table:number-columns-repeated="16355"/>
        </table:table-row>
        <table:table-row table:number-rows-repeated="370" table:style-name="ro1"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25" table:style-name="ce1"/>
          <table:table-cell office:value-type="float" office:value="56.321839080499998" table:style-name="ce1">
            <text:p>56,32183908</text:p>
          </table:table-cell>
          <table:table-cell table:number-columns-repeated="16355"/>
        </table:table-row>
        <table:table-row table:number-rows-repeated="4428" table:style-name="ro1"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50.574712643700003" table:style-name="ce1">
            <text:p>50,57471264</text:p>
          </table:table-cell>
          <table:table-cell table:number-columns-repeated="25" table:style-name="ce1"/>
          <table:table-cell office:value-type="float" office:value="55.172413793099999" table:style-name="ce1">
            <text:p>55,17241379</text:p>
          </table:table-cell>
          <table:table-cell table:number-columns-repeated="16355"/>
        </table:table-row>
        <table:table-row table:number-rows-repeated="4772" table:style-name="ro1">
          <table:table-cell office:value-type="float" office:value="51.724137931000001" table:style-name="ce1">
            <text:p>51,72413793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5" table:style-name="ce1"/>
          <table:table-cell office:value-type="float" office:value="55.172413793099999" table:style-name="ce1">
            <text:p>55,17241379</text:p>
          </table:table-cell>
          <table:table-cell table:number-columns-repeated="16355"/>
        </table:table-row>
        <table:table-row table:number-rows-repeated="796" table:style-name="ro1"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9.425287356299997" table:style-name="ce1">
            <text:p>49,42528736</text:p>
          </table:table-cell>
          <table:table-cell table:number-columns-repeated="25" table:style-name="ce1"/>
          <table:table-cell office:value-type="float" office:value="55.172413793099999" table:style-name="ce1">
            <text:p>55,17241379</text:p>
          </table:table-cell>
          <table:table-cell table:number-columns-repeated="16355"/>
        </table:table-row>
        <table:table-row table:number-rows-repeated="2343" table:style-name="ro1"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5" table:style-name="ce1"/>
          <table:table-cell office:value-type="float" office:value="55.172413793099999" table:style-name="ce1">
            <text:p>55,17241379</text:p>
          </table:table-cell>
          <table:table-cell table:number-columns-repeated="16355"/>
        </table:table-row>
        <table:table-row table:number-rows-repeated="1324" table:style-name="ro1"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5" table:style-name="ce1"/>
          <table:table-cell office:value-type="float" office:value="54.022988505699999" table:style-name="ce1">
            <text:p>54,02298851</text:p>
          </table:table-cell>
          <table:table-cell table:number-columns-repeated="16355"/>
        </table:table-row>
        <table:table-row table:number-rows-repeated="1132" table:style-name="ro1"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8.275862068999999" table:style-name="ce1">
            <text:p>48,27586207</text:p>
          </table:table-cell>
          <table:table-cell table:number-columns-repeated="25" table:style-name="ce1"/>
          <table:table-cell office:value-type="float" office:value="53.448275862099997" table:style-name="ce1">
            <text:p>53,44827586</text:p>
          </table:table-cell>
          <table:table-cell table:number-columns-repeated="16355"/>
        </table:table-row>
        <table:table-row table:number-rows-repeated="1725" table:style-name="ro1"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5" table:style-name="ce1"/>
          <table:table-cell office:value-type="float" office:value="53.448275862099997" table:style-name="ce1">
            <text:p>53,44827586</text:p>
          </table:table-cell>
          <table:table-cell table:number-columns-repeated="16355"/>
        </table:table-row>
        <table:table-row table:number-rows-repeated="900" table:style-name="ro1">
          <table:table-cell office:value-type="float" office:value="48.275862068999999" table:style-name="ce1">
            <text:p>48,27586207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5" table:style-name="ce1"/>
          <table:table-cell office:value-type="float" office:value="52.873563218400001" table:style-name="ce1">
            <text:p>52,87356322</text:p>
          </table:table-cell>
          <table:table-cell table:number-columns-repeated="16355"/>
        </table:table-row>
        <table:table-row table:number-rows-repeated="611" table:style-name="ro1"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5" table:style-name="ce1"/>
          <table:table-cell office:value-type="float" office:value="52.873563218400001" table:style-name="ce1">
            <text:p>52,87356322</text:p>
          </table:table-cell>
          <table:table-cell table:number-columns-repeated="16355"/>
        </table:table-row>
        <table:table-row table:number-rows-repeated="4882" table:style-name="ro1"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7.126436781599999" table:style-name="ce1">
            <text:p>47,12643678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08" table:style-name="ro1">
          <table:table-cell office:value-type="float" office:value="44.827586206900001" table:style-name="ce1">
            <text:p>44,82758621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7128" table:style-name="ro1">
          <table:table-cell office:value-type="float" office:value="41.379310344799997" table:style-name="ce1">
            <text:p>41,37931034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32" table:style-name="ro1">
          <table:table-cell office:value-type="float" office:value="37.931034482800001" table:style-name="ce1">
            <text:p>37,93103448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5.977011494300001" table:style-name="ce1">
            <text:p>45,97701149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3510" table:style-name="ro1">
          <table:table-cell office:value-type="float" office:value="37.931034482800001" table:style-name="ce1">
            <text:p>37,93103448</text:p>
          </table:table-cell>
          <table:table-cell office:value-type="float" office:value="51.724137931000001" table:style-name="ce1">
            <text:p>51,72413793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63" table:style-name="ro1">
          <table:table-cell office:value-type="float" office:value="37.931034482800001" table:style-name="ce1">
            <text:p>37,93103448</text:p>
          </table:table-cell>
          <table:table-cell office:value-type="float" office:value="50" table:style-name="ce1">
            <text:p>50</text:p>
          </table:table-cell>
          <table:table-cell office:value-type="float" office:value="44.827586206900001" table:style-name="ce1">
            <text:p>44,82758621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427" table:style-name="ro1">
          <table:table-cell office:value-type="float" office:value="37.931034482800001" table:style-name="ce1">
            <text:p>37,93103448</text:p>
          </table:table-cell>
          <table:table-cell office:value-type="float" office:value="50" table:style-name="ce1">
            <text:p>50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134" table:style-name="ro1">
          <table:table-cell office:value-type="float" office:value="34.482758620699997" table:style-name="ce1">
            <text:p>34,48275862</text:p>
          </table:table-cell>
          <table:table-cell office:value-type="float" office:value="50" table:style-name="ce1">
            <text:p>50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634" table:style-name="ro1">
          <table:table-cell office:value-type="float" office:value="34.482758620699997" table:style-name="ce1">
            <text:p>34,48275862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3.678160919500002" table:style-name="ce1">
            <text:p>43,67816092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739" table:style-name="ro1">
          <table:table-cell office:value-type="float" office:value="34.482758620699997" table:style-name="ce1">
            <text:p>34,48275862</text:p>
          </table:table-cell>
          <table:table-cell office:value-type="float" office:value="48.275862068999999" table:style-name="ce1">
            <text:p>48,27586207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4" table:style-name="ro1">
          <table:table-cell office:value-type="float" office:value="34.482758620699997" table:style-name="ce1">
            <text:p>34,48275862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2.528735632199997" table:style-name="ce1">
            <text:p>42,52873563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56" table:style-name="ro1">
          <table:table-cell office:value-type="float" office:value="34.482758620699997" table:style-name="ce1">
            <text:p>34,48275862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471" table:style-name="ro1">
          <table:table-cell office:value-type="float" office:value="31.034482758599999" table:style-name="ce1">
            <text:p>31,03448276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1.379310344799997" table:style-name="ce1">
            <text:p>41,37931034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98" table:style-name="ro1">
          <table:table-cell office:value-type="float" office:value="31.034482758599999" table:style-name="ce1">
            <text:p>31,03448276</text:p>
          </table:table-cell>
          <table:table-cell office:value-type="float" office:value="46.551724137900003" table:style-name="ce1">
            <text:p>46,55172414</text:p>
          </table:table-cell>
          <table:table-cell office:value-type="float" office:value="40.229885057499999" table:style-name="ce1">
            <text:p>40,22988506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63" table:style-name="ro1">
          <table:table-cell office:value-type="float" office:value="31.034482758599999" table:style-name="ce1">
            <text:p>31,03448276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40.229885057499999" table:style-name="ce1">
            <text:p>40,22988506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226" table:style-name="ro1">
          <table:table-cell office:value-type="float" office:value="27.5862068966" table:style-name="ce1">
            <text:p>27,5862069</text:p>
          </table:table-cell>
          <table:table-cell office:value-type="float" office:value="44.827586206900001" table:style-name="ce1">
            <text:p>44,82758621</text:p>
          </table:table-cell>
          <table:table-cell office:value-type="float" office:value="40.229885057499999" table:style-name="ce1">
            <text:p>40,22988506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62" table:style-name="ro1"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40.229885057499999" table:style-name="ce1">
            <text:p>40,22988506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44" table:style-name="ro1">
          <table:table-cell office:value-type="float" office:value="27.5862068966" table:style-name="ce1">
            <text:p>27,5862069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0" table:style-name="ro1">
          <table:table-cell office:value-type="float" office:value="24.137931034499999" table:style-name="ce1">
            <text:p>24,13793103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7" table:style-name="ro1">
          <table:table-cell office:value-type="float" office:value="20.689655172399998" table:style-name="ce1">
            <text:p>20,68965517</text:p>
          </table:table-cell>
          <table:table-cell office:value-type="float" office:value="43.1034482759" table:style-name="ce1">
            <text:p>43,10344828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8" table:style-name="ro1">
          <table:table-cell office:value-type="float" office:value="20.689655172399998" table:style-name="ce1">
            <text:p>20,68965517</text:p>
          </table:table-cell>
          <table:table-cell office:value-type="float" office:value="41.379310344799997" table:style-name="ce1">
            <text:p>41,37931034</text:p>
          </table:table-cell>
          <table:table-cell office:value-type="float" office:value="39.080459770099999" table:style-name="ce1">
            <text:p>39,08045977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49" table:style-name="ro1">
          <table:table-cell office:value-type="float" office:value="20.689655172399998" table:style-name="ce1">
            <text:p>20,68965517</text:p>
          </table:table-cell>
          <table:table-cell office:value-type="float" office:value="41.379310344799997" table:style-name="ce1">
            <text:p>41,37931034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7" table:style-name="ro1">
          <table:table-cell office:value-type="float" office:value="20.689655172399998" table:style-name="ce1">
            <text:p>20,68965517</text:p>
          </table:table-cell>
          <table:table-cell office:value-type="float" office:value="39.655172413800003" table:style-name="ce1">
            <text:p>39,65517241</text:p>
          </table:table-cell>
          <table:table-cell office:value-type="float" office:value="37.931034482800001" table:style-name="ce1">
            <text:p>37,93103448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38" table:style-name="ro1">
          <table:table-cell office:value-type="float" office:value="20.689655172399998" table:style-name="ce1">
            <text:p>20,68965517</text:p>
          </table:table-cell>
          <table:table-cell office:value-type="float" office:value="39.655172413800003" table:style-name="ce1">
            <text:p>39,65517241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5" table:style-name="ro1">
          <table:table-cell office:value-type="float" office:value="20.689655172399998" table:style-name="ce1">
            <text:p>20,68965517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36.781609195400002" table:style-name="ce1">
            <text:p>36,7816092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5" table:style-name="ro1">
          <table:table-cell office:value-type="float" office:value="20.689655172399998" table:style-name="ce1">
            <text:p>20,68965517</text:p>
          </table:table-cell>
          <table:table-cell office:value-type="float" office:value="37.931034482800001" table:style-name="ce1">
            <text:p>37,93103448</text:p>
          </table:table-cell>
          <table:table-cell office:value-type="float" office:value="35.632183908000002" table:style-name="ce1">
            <text:p>35,63218391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5" table:style-name="ro1">
          <table:table-cell office:value-type="float" office:value="20.689655172399998" table:style-name="ce1">
            <text:p>20,68965517</text:p>
          </table:table-cell>
          <table:table-cell office:value-type="float" office:value="36.206896551699998" table:style-name="ce1">
            <text:p>36,20689655</text:p>
          </table:table-cell>
          <table:table-cell office:value-type="float" office:value="35.632183908000002" table:style-name="ce1">
            <text:p>35,63218391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4" table:style-name="ro1">
          <table:table-cell office:value-type="float" office:value="20.689655172399998" table:style-name="ce1">
            <text:p>20,68965517</text:p>
          </table:table-cell>
          <table:table-cell office:value-type="float" office:value="36.206896551699998" table:style-name="ce1">
            <text:p>36,20689655</text:p>
          </table:table-cell>
          <table:table-cell office:value-type="float" office:value="34.482758620699997" table:style-name="ce1">
            <text:p>34,48275862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style-name="ro1">
          <table:table-cell office:value-type="float" office:value="20.689655172399998" table:style-name="ce1">
            <text:p>20,68965517</text:p>
          </table:table-cell>
          <table:table-cell office:value-type="float" office:value="36.206896551699998" table:style-name="ce1">
            <text:p>36,20689655</text:p>
          </table:table-cell>
          <table:table-cell office:value-type="float" office:value="33.333333333299997" table:style-name="ce1">
            <text:p>33,33333333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style-name="ro1">
          <table:table-cell office:value-type="float" office:value="20.689655172399998" table:style-name="ce1">
            <text:p>20,68965517</text:p>
          </table:table-cell>
          <table:table-cell office:value-type="float" office:value="36.206896551699998" table:style-name="ce1">
            <text:p>36,20689655</text:p>
          </table:table-cell>
          <table:table-cell office:value-type="float" office:value="32.183908045999999" table:style-name="ce1">
            <text:p>32,18390805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style-name="ro1">
          <table:table-cell office:value-type="float" office:value="17.241379310300001" table:style-name="ce1">
            <text:p>17,24137931</text:p>
          </table:table-cell>
          <table:table-cell office:value-type="float" office:value="36.206896551699998" table:style-name="ce1">
            <text:p>36,20689655</text:p>
          </table:table-cell>
          <table:table-cell office:value-type="float" office:value="31.034482758599999" table:style-name="ce1">
            <text:p>31,03448276</text:p>
          </table:table-cell>
          <table:table-cell table:number-columns-repeated="25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15" table:style-name="ro1">
          <table:table-cell table:number-columns-repeated="28" table:style-name="ce1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33443" table:style-name="ro1">
          <table:table-cell table:number-columns-repeated="28"/>
          <table:table-cell office:value-type="float" office:value="51.724137931000001" table:style-name="ce1">
            <text:p>51,72413793</text:p>
          </table:table-cell>
          <table:table-cell table:number-columns-repeated="16355"/>
        </table:table-row>
        <table:table-row table:number-rows-repeated="5792" table:style-name="ro1">
          <table:table-cell table:number-columns-repeated="28"/>
          <table:table-cell office:value-type="float" office:value="50.574712643700003" table:style-name="ce1">
            <text:p>50,57471264</text:p>
          </table:table-cell>
          <table:table-cell table:number-columns-repeated="16355"/>
        </table:table-row>
        <table:table-row table:number-rows-repeated="1724" table:style-name="ro1">
          <table:table-cell table:number-columns-repeated="28"/>
          <table:table-cell office:value-type="float" office:value="50" table:style-name="ce1">
            <text:p>50</text:p>
          </table:table-cell>
          <table:table-cell table:number-columns-repeated="16355"/>
        </table:table-row>
        <table:table-row table:number-rows-repeated="5568" table:style-name="ro1">
          <table:table-cell table:number-columns-repeated="28"/>
          <table:table-cell office:value-type="float" office:value="49.425287356299997" table:style-name="ce1">
            <text:p>49,42528736</text:p>
          </table:table-cell>
          <table:table-cell table:number-columns-repeated="16355"/>
        </table:table-row>
        <table:table-row table:number-rows-repeated="14392" table:style-name="ro1">
          <table:table-cell table:number-columns-repeated="28"/>
          <table:table-cell office:value-type="float" office:value="48.275862068999999" table:style-name="ce1">
            <text:p>48,27586207</text:p>
          </table:table-cell>
          <table:table-cell table:number-columns-repeated="16355"/>
        </table:table-row>
        <table:table-row table:number-rows-repeated="8118" table:style-name="ro1">
          <table:table-cell table:number-columns-repeated="28"/>
          <table:table-cell office:value-type="float" office:value="47.126436781599999" table:style-name="ce1">
            <text:p>47,12643678</text:p>
          </table:table-cell>
          <table:table-cell table:number-columns-repeated="16355"/>
        </table:table-row>
        <table:table-row table:number-rows-repeated="639" table:style-name="ro1">
          <table:table-cell table:number-columns-repeated="28"/>
          <table:table-cell office:value-type="float" office:value="46.551724137900003" table:style-name="ce1">
            <text:p>46,55172414</text:p>
          </table:table-cell>
          <table:table-cell table:number-columns-repeated="16355"/>
        </table:table-row>
        <table:table-row table:number-rows-repeated="7368" table:style-name="ro1">
          <table:table-cell table:number-columns-repeated="28"/>
          <table:table-cell office:value-type="float" office:value="45.977011494300001" table:style-name="ce1">
            <text:p>45,97701149</text:p>
          </table:table-cell>
          <table:table-cell table:number-columns-repeated="16355"/>
        </table:table-row>
        <table:table-row table:number-rows-repeated="9563" table:style-name="ro1">
          <table:table-cell table:number-columns-repeated="28"/>
          <table:table-cell office:value-type="float" office:value="44.827586206900001" table:style-name="ce1">
            <text:p>44,82758621</text:p>
          </table:table-cell>
          <table:table-cell table:number-columns-repeated="16355"/>
        </table:table-row>
        <table:table-row table:number-rows-repeated="2195" table:style-name="ro1">
          <table:table-cell table:number-columns-repeated="28"/>
          <table:table-cell office:value-type="float" office:value="43.678160919500002" table:style-name="ce1">
            <text:p>43,67816092</text:p>
          </table:table-cell>
          <table:table-cell table:number-columns-repeated="16355"/>
        </table:table-row>
        <table:table-row table:number-rows-repeated="133" table:style-name="ro1">
          <table:table-cell table:number-columns-repeated="28"/>
          <table:table-cell office:value-type="float" office:value="43.1034482759" table:style-name="ce1">
            <text:p>43,10344828</text:p>
          </table:table-cell>
          <table:table-cell table:number-columns-repeated="16355"/>
        </table:table-row>
        <table:table-row table:number-rows-repeated="753" table:style-name="ro1">
          <table:table-cell table:number-columns-repeated="28"/>
          <table:table-cell office:value-type="float" office:value="42.528735632199997" table:style-name="ce1">
            <text:p>42,52873563</text:p>
          </table:table-cell>
          <table:table-cell table:number-columns-repeated="16355"/>
        </table:table-row>
        <table:table-row table:number-rows-repeated="7712" table:style-name="ro1">
          <table:table-cell table:number-columns-repeated="28"/>
          <table:table-cell office:value-type="float" office:value="41.379310344799997" table:style-name="ce1">
            <text:p>41,37931034</text:p>
          </table:table-cell>
          <table:table-cell table:number-columns-repeated="16355"/>
        </table:table-row>
        <table:table-row table:number-rows-repeated="449" table:style-name="ro1">
          <table:table-cell table:number-columns-repeated="28"/>
          <table:table-cell office:value-type="float" office:value="40.229885057499999" table:style-name="ce1">
            <text:p>40,22988506</text:p>
          </table:table-cell>
          <table:table-cell table:number-columns-repeated="16355"/>
        </table:table-row>
        <table:table-row table:number-rows-repeated="55" table:style-name="ro1">
          <table:table-cell table:number-columns-repeated="28"/>
          <table:table-cell office:value-type="float" office:value="39.655172413800003" table:style-name="ce1">
            <text:p>39,65517241</text:p>
          </table:table-cell>
          <table:table-cell table:number-columns-repeated="16355"/>
        </table:table-row>
        <table:table-row table:number-rows-repeated="79" table:style-name="ro1">
          <table:table-cell table:number-columns-repeated="28"/>
          <table:table-cell office:value-type="float" office:value="39.080459770099999" table:style-name="ce1">
            <text:p>39,08045977</text:p>
          </table:table-cell>
          <table:table-cell table:number-columns-repeated="16355"/>
        </table:table-row>
        <table:table-row table:number-rows-repeated="4308" table:style-name="ro1">
          <table:table-cell table:number-columns-repeated="28"/>
          <table:table-cell office:value-type="float" office:value="37.931034482800001" table:style-name="ce1">
            <text:p>37,93103448</text:p>
          </table:table-cell>
          <table:table-cell table:number-columns-repeated="16355"/>
        </table:table-row>
        <table:table-row table:number-rows-repeated="43" table:style-name="ro1">
          <table:table-cell table:number-columns-repeated="28"/>
          <table:table-cell office:value-type="float" office:value="36.781609195400002" table:style-name="ce1">
            <text:p>36,7816092</text:p>
          </table:table-cell>
          <table:table-cell table:number-columns-repeated="16355"/>
        </table:table-row>
        <table:table-row table:number-rows-repeated="12" table:style-name="ro1">
          <table:table-cell table:number-columns-repeated="28"/>
          <table:table-cell office:value-type="float" office:value="36.206896551699998" table:style-name="ce1">
            <text:p>36,20689655</text:p>
          </table:table-cell>
          <table:table-cell table:number-columns-repeated="16355"/>
        </table:table-row>
        <table:table-row table:number-rows-repeated="10" table:style-name="ro1">
          <table:table-cell table:number-columns-repeated="28"/>
          <table:table-cell office:value-type="float" office:value="35.632183908000002" table:style-name="ce1">
            <text:p>35,63218391</text:p>
          </table:table-cell>
          <table:table-cell table:number-columns-repeated="16355"/>
        </table:table-row>
        <table:table-row table:number-rows-repeated="2581" table:style-name="ro1">
          <table:table-cell table:number-columns-repeated="28"/>
          <table:table-cell office:value-type="float" office:value="34.482758620699997" table:style-name="ce1">
            <text:p>34,48275862</text:p>
          </table:table-cell>
          <table:table-cell table:number-columns-repeated="16355"/>
        </table:table-row>
        <table:table-row table:style-name="ro1">
          <table:table-cell table:number-columns-repeated="28"/>
          <table:table-cell office:value-type="float" office:value="33.333333333299997" table:style-name="ce1">
            <text:p>33,33333333</text:p>
          </table:table-cell>
          <table:table-cell table:number-columns-repeated="16355"/>
        </table:table-row>
        <table:table-row table:style-name="ro1">
          <table:table-cell table:number-columns-repeated="28"/>
          <table:table-cell office:value-type="float" office:value="32.183908045999999" table:style-name="ce1">
            <text:p>32,18390805</text:p>
          </table:table-cell>
          <table:table-cell table:number-columns-repeated="16355"/>
        </table:table-row>
        <table:table-row table:number-rows-repeated="633" table:style-name="ro1">
          <table:table-cell table:number-columns-repeated="28"/>
          <table:table-cell office:value-type="float" office:value="31.034482758599999" table:style-name="ce1">
            <text:p>31,03448276</text:p>
          </table:table-cell>
          <table:table-cell table:number-columns-repeated="16355"/>
        </table:table-row>
        <table:table-row table:number-rows-repeated="332" table:style-name="ro1">
          <table:table-cell table:number-columns-repeated="28"/>
          <table:table-cell office:value-type="float" office:value="27.5862068966" table:style-name="ce1">
            <text:p>27,5862069</text:p>
          </table:table-cell>
          <table:table-cell table:number-columns-repeated="16355"/>
        </table:table-row>
        <table:table-row table:number-rows-repeated="10" table:style-name="ro1">
          <table:table-cell table:number-columns-repeated="28"/>
          <table:table-cell office:value-type="float" office:value="24.137931034499999" table:style-name="ce1">
            <text:p>24,13793103</text:p>
          </table:table-cell>
          <table:table-cell table:number-columns-repeated="16355"/>
        </table:table-row>
        <table:table-row table:number-rows-repeated="150" table:style-name="ro1">
          <table:table-cell table:number-columns-repeated="28"/>
          <table:table-cell office:value-type="float" office:value="20.689655172399998" table:style-name="ce1">
            <text:p>20,68965517</text:p>
          </table:table-cell>
          <table:table-cell table:number-columns-repeated="16355"/>
        </table:table-row>
        <table:table-row table:style-name="ro1">
          <table:table-cell table:number-columns-repeated="28"/>
          <table:table-cell office:value-type="float" office:value="17.241379310300001" table:style-name="ce1">
            <text:p>17,24137931</text:p>
          </table:table-cell>
          <table:table-cell table:number-columns-repeated="16355"/>
        </table:table-row>
        <table:table-row table:number-rows-repeated="889455" table:style-name="ro1">
          <table:table-cell table:number-columns-repeated="16384"/>
        </table:table-row>
      </table:table>
      <table:database-ranges>
        <table:database-range table:target-range-address="resulttest.O1:resulttest.O1048576" table:name="__Anonymous_Sheet_DB__0">
          <table:sort>
            <table:sort-by table:field-number="0" table:order="descending"/>
          </table:sort>
        </table:database-range>
        <table:database-range table:target-range-address="resulttest.AF2:resulttest.AF159124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Arthur Thouvenin</dc:creator>
    <dc:date>2018-04-16T10:47:48Z</dc:date>
    <meta:editing-cycles>2</meta:editing-cycles>
    <meta:editing-duration>PT1668S</meta:editing-duration>
  </office:meta>
</office:document-meta>
</file>